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C17B913463AE3624.png" manifest:media-type="image/png"/>
  <manifest:file-entry manifest:full-path="Pictures/10023A93000133CF0001B30F3848FF228E9AF8A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55308d" draw:marker-start-width="0.359cm" draw:marker-end-width="0.359cm" draw:fill-color="#ffff00" draw:opacity="35%" draw:textarea-horizontal-align="justify" draw:textarea-vertical-align="middle" draw:auto-grow-height="false" fo:min-height="1.548cm" fo:min-width="3.194cm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106cm" svg:stroke-color="#55308d" draw:marker-start-width="0.359cm" draw:marker-end-width="0.359cm" draw:fill-color="#ffff00" draw:opacity="35%" draw:textarea-horizontal-align="justify" draw:textarea-vertical-align="middle" draw:auto-grow-height="false" fo:min-height="1.648cm" fo:min-width="3.294cm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55308d" draw:marker-start-width="0.359cm" draw:marker-end-width="0.359cm" draw:fill-color="#ffff00" draw:opacity="35%" draw:textarea-horizontal-align="justify" draw:textarea-vertical-align="middle" draw:auto-grow-height="false" fo:min-height="1.948cm" fo:min-width="3.594cm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55308d" draw:marker-start-width="0.359cm" draw:marker-end-width="0.359cm" draw:fill-color="#ffff00" draw:opacity="35%" draw:textarea-horizontal-align="justify" draw:textarea-vertical-align="middle" draw:auto-grow-height="false" fo:min-height="1.944cm" fo:min-width="3.294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55308d" draw:marker-start-width="0.359cm" draw:marker-end-width="0.359cm" draw:fill-color="#ffff00" draw:opacity="35%" draw:textarea-horizontal-align="justify" draw:textarea-vertical-align="middle" draw:auto-grow-height="false" fo:min-height="1.944cm" fo:min-width="4.094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55308d" draw:marker-start-width="0.359cm" draw:marker-end-width="0.359cm" draw:fill-color="#ffff00" draw:opacity="35%" draw:textarea-horizontal-align="justify" draw:textarea-vertical-align="middle" draw:auto-grow-height="false" fo:min-height="1.944cm" fo:min-width="4.2cm" fo:padding-top="0.178cm" fo:padding-bottom="0.178cm" fo:padding-left="0.303cm" fo:padding-right="0.303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8000" draw:opacity="50%" draw:textarea-horizontal-align="justify" draw:textarea-vertical-align="middle" draw:auto-grow-height="false" fo:min-height="1.45cm" fo:min-width="10.19cm"/>
      <style:paragraph-properties style:writing-mode="lr-tb"/>
    </style:style>
    <style:style style:name="gr9" style:family="graphic" style:parent-style-name="standard">
      <style:graphic-properties draw:opacity="50%" draw:textarea-horizontal-align="justify" draw:textarea-vertical-align="middle" draw:auto-grow-height="false" fo:min-height="1.45cm" fo:min-width="33cm"/>
      <style:paragraph-properties style:writing-mode="lr-tb"/>
    </style:style>
    <style:style style:name="gr10" style:family="graphic" style:parent-style-name="standard">
      <style:graphic-properties draw:fill-color="#ff8000" draw:opacity="50%" draw:textarea-horizontal-align="justify" draw:textarea-vertical-align="middle" draw:auto-grow-height="false" fo:min-height="1.45cm" fo:min-width="34.686cm"/>
      <style:paragraph-properties style:writing-mode="lr-tb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fo:min-height="1.45cm" fo:min-width="10.1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7.6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8.282cm"/>
      <style:paragraph-properties style:writing-mode="lr-tb"/>
    </style:style>
    <style:style style:name="gr15" style:family="graphic" style:parent-style-name="objectwithoutfill">
      <style:graphic-properties draw:stroke="solid" svg:stroke-width="0.212cm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P1" style:family="paragraph">
      <loext:graphic-properties draw:fill-color="#ffff00" draw:opacity="3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  <style:text-properties fo:font-size="36pt" style:font-size-asian="36pt" style:font-size-complex="36pt"/>
    </style:style>
    <style:style style:name="P4" style:family="paragraph">
      <loext:graphic-properties draw:fill-color="#ff8000" draw:opacity="50%"/>
      <style:paragraph-properties fo:text-align="start" style:writing-mode="lr-tb"/>
      <style:text-properties fo:font-size="36pt" style:font-size-asian="36pt" style:font-size-complex="36pt"/>
    </style:style>
    <style:style style:name="P5" style:family="paragraph">
      <loext:graphic-properties draw:opacity="50%"/>
      <style:paragraph-properties fo:text-align="start" style:writing-mode="lr-tb"/>
      <style:text-properties fo:font-size="36pt" style:font-size-asian="36pt" style:font-size-complex="36pt"/>
    </style:style>
    <style:style style:name="P6" style:family="paragraph">
      <loext:graphic-properties draw:fill-color="#729fcf" draw:opacity="50%"/>
      <style:paragraph-properties fo:text-align="start" style:writing-mode="lr-tb"/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paragraph-properties style:writing-mode="lr-tb"/>
      <style:text-properties fo:font-size="36pt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1.904cm" svg:x="46.8cm" svg:y="3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9cm" svg:height="2.004cm" svg:x="22.7cm" svg:y="3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cm" svg:height="2.304cm" svg:x="47.204cm" svg:y="19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cm" svg:height="2.3cm" svg:x="42.104cm" svg:y="19.6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cm" svg:height="2.3cm" svg:x="35.404cm" svg:y="19.6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7cm" svg:height="2.3cm" svg:x="23.804cm" svg:y="19.50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78.798cm" svg:height="111.374cm" svg:x="0cm" svg:y="0cm">
          <draw:image xlink:href="Pictures/10023A93000133CF0001B30F3848FF228E9AF8A6.svg" xlink:type="simple" xlink:show="embed" xlink:actuate="onLoad" loext:mime-type="image/svg+xml">
            <text:p/>
          </draw:image>
          <draw:image xlink:href="Pictures/100002010000025300000349C17B913463AE3624.png" xlink:type="simple" xlink:show="embed" xlink:actuate="onLoad" loext:mime-type="image/png"/>
          <svg:title>figure</svg:title>
          <svg:desc>Generated by MuseScore 3.4.2</svg:desc>
        </draw:frame>
        <draw:custom-shape draw:style-name="gr8" draw:text-style-name="P4" draw:layer="layout" svg:width="10.69cm" svg:height="1.7cm" svg:x="54.814cm" svg:y="5.504cm">
          <text:p text:style-name="P3"><text:span text:style-name="T1">F Majo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3.5cm" svg:height="1.7cm" svg:x="20.404cm" svg:y="5.504cm">
          <text:p text:style-name="P3"><text:span text:style-name="T1">C Majo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5.186cm" svg:height="1.7cm" svg:x="18.314cm" svg:y="25.6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0.604cm" svg:height="1.7cm" svg:x="54.5cm" svg:y="25.604cm">
          <text:p text:style-name="P3"><text:span text:style-name="T1">C Major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7.821cm" svg:height="1.673cm" svg:x="50.479cm" svg:y="22.5cm">
          <draw:text-box>
            <text:p><text:span text:style-name="T2">Modulation 2</text:span></text:p>
          </draw:text-box>
        </draw:frame>
        <draw:frame draw:style-name="gr13" draw:text-style-name="P7" draw:layer="layout" svg:width="9.3cm" svg:height="1.873cm" svg:x="44.4cm" svg:y="24.027cm">
          <draw:text-box>
            <text:p><text:span text:style-name="T2">(departure key)</text:span></text:p>
          </draw:text-box>
        </draw:frame>
        <draw:frame draw:style-name="gr14" draw:text-style-name="P7" draw:layer="layout" svg:width="10.135cm" svg:height="1.8cm" svg:x="54.5cm" svg:y="24cm">
          <draw:text-box>
            <text:p><text:span text:style-name="T2">(destination key)</text:span></text:p>
          </draw:text-box>
        </draw:frame>
        <draw:line draw:style-name="gr15" draw:text-style-name="P8" draw:layer="layout" svg:x1="53.996cm" svg:y1="23.9cm" svg:x2="54cm" svg:y2="26.4cm">
          <text:p/>
        </draw:line>
        <draw:frame draw:style-name="gr12" draw:text-style-name="P7" draw:layer="layout" svg:width="7.821cm" svg:height="1.673cm" svg:x="50.879cm" svg:y="2.4cm">
          <draw:text-box>
            <text:p><text:span text:style-name="T2">Modulation 1</text:span></text:p>
          </draw:text-box>
        </draw:frame>
        <draw:frame draw:style-name="gr13" draw:text-style-name="P7" draw:layer="layout" svg:width="9.3cm" svg:height="1.873cm" svg:x="44.6cm" svg:y="3.927cm">
          <draw:text-box>
            <text:p><text:span text:style-name="T2">(departure key)</text:span></text:p>
          </draw:text-box>
        </draw:frame>
        <draw:frame draw:style-name="gr14" draw:text-style-name="P7" draw:layer="layout" svg:width="10.135cm" svg:height="1.8cm" svg:x="54.7cm" svg:y="4cm">
          <draw:text-box>
            <text:p><text:span text:style-name="T2">(destination key)</text:span></text:p>
          </draw:text-box>
        </draw:frame>
        <draw:line draw:style-name="gr15" draw:text-style-name="P8" draw:layer="layout" svg:x1="54.396cm" svg:y1="3.8cm" svg:x2="54.4cm" svg:y2="6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8.8cm" fo:page-height="111.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5T13:08:49.112941075</dc:date>
    <meta:editing-duration>PT29M10S</meta:editing-duration>
    <meta:editing-cycles>12</meta:editing-cycles>
    <meta:generator>LibreOffice/6.4.2.2$Linux_X86_64 LibreOffice_project/40$Build-2</meta:generator>
    <meta:document-statistic meta:object-count="19"/>
  </office:meta>
</office:document-meta>
</file>